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a2e9" officeooo:paragraph-rsid="0006a2e9"/>
    </style:style>
    <style:style style:name="T1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uglas Rudolph</text:p>
      <text:p text:style-name="P1">Systems Programming</text:p>
      <text:p text:style-name="P1">Dr. Fransisco</text:p>
      <text:p text:style-name="P1">Assignment 1 – <text:span text:style-name="T1">malloc</text:span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6T18:45:28.553772352</meta:creation-date>
    <dc:date>2017-02-26T18:48:41.164552002</dc:date>
    <meta:editing-duration>PT3M14S</meta:editing-duration>
    <meta:editing-cycles>1</meta:editing-cycles>
    <meta:document-statistic meta:table-count="0" meta:image-count="0" meta:object-count="0" meta:page-count="1" meta:paragraph-count="4" meta:word-count="9" meta:character-count="68" meta:non-whitespace-character-count="62"/>
    <meta:generator>LibreOffice/5.1.6.2$Linux_X86_64 LibreOffice_project/10m0$Build-2</meta:generator>
  </office:meta>
</office:document-meta>
</file>